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238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color="#ce181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color="#ce181e"/>
    </style:style>
    <style:style style:name="ce9" style:family="table-cell" style:parent-style-name="Default">
      <style:text-properties fo:color="#ce181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gers" table:style-name="ta1">
        <table:shapes>
          <draw:frame draw:z-index="0" draw:style-name="gr1" draw:text-style-name="P1" svg:width="453.63pt" svg:height="254.83pt" svg:x="410.8pt" svg:y="15.19pt">
            <draw:object draw:notify-on-update-of-ranges="Chargers.A2:Chargers.A2 Chargers.B2:Chargers.B2 Chargers.A3:Chargers.A3 Chargers.B3:Chargers.B3 Chargers.A4:Chargers.A4 Chargers.B4:Chargers.B4 Chargers.A5:Chargers.A5 Chargers.B5:Chargers.B5 Chargers.A6:Chargers.A6 Chargers.B6:Chargers.B6 Chargers.A7:Chargers.A7 Chargers.B7:Chargers.B7 Chargers.A8:Chargers.A8 Chargers.B8:Chargers.B8 Chargers.A9:Chargers.A9 Chargers.B9:Chargers.B9 Chargers.A10:Chargers.A10 Chargers.B10:Chargers.B10 Chargers.A11:Chargers.A11 Chargers.B11:Chargers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pt" svg:height="255.66pt" svg:x="440.39pt" svg:y="288.51pt">
            <draw:object draw:notify-on-update-of-ranges="Chargers.A25:Chargers.A25 Chargers.B25:Chargers.B25 Chargers.A26:Chargers.A26 Chargers.B26:Chargers.B26 Chargers.A27:Chargers.A27 Chargers.B27:Chargers.B27 Chargers.A28:Chargers.A28 Chargers.B28:Chargers.B28 Chargers.A29:Chargers.A29 Chargers.B29:Chargers.B29 Chargers.A30:Chargers.A30 Chargers.B30:Chargers.B30 Chargers.A31:Chargers.A31 Chargers.B31:Chargers.B31 Chargers.A32:Chargers.A32 Chargers.B32:Chargers.B32 Chargers.A33:Chargers.A33 Chargers.B33:Chargers.B33 Chargers.A34:Chargers.A34 Chargers.B34:Chargers.B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484.19pt" svg:y="594.26pt">
            <draw:object draw:notify-on-update-of-ranges="Chargers.A47:Chargers.A47 Chargers.B47:Chargers.B47 Chargers.A48:Chargers.A48 Chargers.B48:Chargers.B48 Chargers.A49:Chargers.A49 Chargers.B49:Chargers.B49 Chargers.A50:Chargers.A50 Chargers.B50:Chargers.B50 Chargers.A51:Chargers.A51 Chargers.B51:Chargers.B51 Chargers.A52:Chargers.A52 Chargers.B52:Chargers.B52 Chargers.A53:Chargers.A53 Chargers.B53:Chargers.B53 Chargers.A54:Chargers.A54 Chargers.B54:Chargers.B54 Chargers.A55:Chargers.A55 Chargers.B55:Chargers.B55 Chargers.A56:Chargers.A56 Chargers.B56:Chargers.B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6pt" svg:height="255.34pt" svg:x="483.96pt" svg:y="871.8pt">
            <draw:object draw:notify-on-update-of-ranges="Chargers.A68:Chargers.A68 Chargers.B68:Chargers.B68 Chargers.A69:Chargers.A69 Chargers.B69:Chargers.B69 Chargers.A70:Chargers.A70 Chargers.B70:Chargers.B70 Chargers.A71:Chargers.A71 Chargers.B71:Chargers.B71 Chargers.A72:Chargers.A72 Chargers.B72:Chargers.B72 Chargers.A73:Chargers.A73 Chargers.B73:Chargers.B73 Chargers.A74:Chargers.A74 Chargers.B74:Chargers.B74 Chargers.A75:Chargers.A75 Chargers.B75:Chargers.B75 Chargers.A76:Chargers.A76 Chargers.B76:Chargers.B76 Chargers.A77:Chargers.A77 Chargers.B77:Chargers.B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53.6pt" svg:height="254.95pt" svg:x="476.96pt" svg:y="1160.93pt">
            <draw:object draw:notify-on-update-of-ranges="Chargers.A90:Chargers.A90 Chargers.B90:Chargers.B90 Chargers.A91:Chargers.A91 Chargers.B91:Chargers.B91 Chargers.A92:Chargers.A92 Chargers.B92:Chargers.B92 Chargers.A93:Chargers.A93 Chargers.B93:Chargers.B93 Chargers.A94:Chargers.A94 Chargers.B94:Chargers.B94 Chargers.A95:Chargers.A95 Chargers.B95:Chargers.B95 Chargers.A96:Chargers.A96 Chargers.B96:Chargers.B96 Chargers.A97:Chargers.A97 Chargers.B97:Chargers.B97 Chargers.A98:Chargers.A98 Chargers.B98:Chargers.B98 Chargers.A99:Chargers.A99 Chargers.B99:Chargers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453.63pt" svg:height="254.95pt" svg:x="499.49pt" svg:y="1444.08pt">
            <draw:object draw:notify-on-update-of-ranges="Chargers.A110:Chargers.A110 Chargers.B110:Chargers.B110 Chargers.A111:Chargers.A111 Chargers.B111:Chargers.B111 Chargers.A112:Chargers.A112 Chargers.B112:Chargers.B112 Chargers.A113:Chargers.A113 Chargers.B113:Chargers.B113 Chargers.A114:Chargers.A114 Chargers.B114:Chargers.B114 Chargers.A115:Chargers.A115 Chargers.B115:Chargers.B115 Chargers.A116:Chargers.A116 Chargers.B116:Chargers.B116 Chargers.A117:Chargers.A117 Chargers.B117:Chargers.B117 Chargers.A118:Chargers.A118 Chargers.B118:Chargers.B118 Chargers.A119:Chargers.A119 Chargers.B119:Chargers.B1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6pt" svg:height="254.92pt" svg:x="523.64pt" svg:y="1731.12pt">
            <draw:object draw:notify-on-update-of-ranges="Chargers.A130:Chargers.A130 Chargers.B130:Chargers.B130 Chargers.A131:Chargers.A131 Chargers.B131:Chargers.B131 Chargers.A132:Chargers.A132 Chargers.B132:Chargers.B132 Chargers.A133:Chargers.A133 Chargers.B133:Chargers.B133 Chargers.A134:Chargers.A134 Chargers.B134:Chargers.B134 Chargers.A135:Chargers.A135 Chargers.B135:Chargers.B135 Chargers.A136:Chargers.A136 Chargers.B136:Chargers.B136 Chargers.A137:Chargers.A137 Chargers.B137:Chargers.B137 Chargers.A138:Chargers.A138 Chargers.B138:Chargers.B138 Chargers.A139:Chargers.A139 Chargers.B139:Chargers.B1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33" calcext:value-type="float">
            <text:p>5.33</text:p>
          </table:table-cell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22" calcext:value-type="float">
            <text:p>5.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9" calcext:value-type="float">
            <text:p>5.19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18" calcext:value-type="float">
            <text:p>5.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sung ETAOU10EBE</text:p>
          </table:table-cell>
          <table:table-cell office:value-type="float" office:value="5.09" calcext:value-type="float">
            <text:p>5.09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2" calcext:value-type="float">
            <text:p>5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4.97" calcext:value-type="float">
            <text:p>4.97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2" table:number-rows-repeated="1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9" calcext:value-type="float">
            <text:p>5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19" calcext:value-type="float">
            <text:p>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19" calcext:value-type="float">
            <text:p>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8" calcext:value-type="float">
            <text:p>5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11" calcext:value-type="float">
            <text:p>5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5" calcext:value-type="float">
            <text:p>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5" calcext:value-type="float">
            <text:p>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office:value-type="float" office:value="5.03" calcext:value-type="float">
            <text:p>5.03</text:p>
          </table:table-cell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6" calcext:value-type="float">
            <text:p>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8" calcext:value-type="float">
            <text:p>5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3" calcext:value-type="float">
            <text:p>5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8" calcext:value-type="float">
            <text:p>5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5" calcext:value-type="float">
            <text:p>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9" calcext:value-type="float">
            <text:p>5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9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6" calcext:value-type="float">
            <text:p>5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2" calcext:value-type="float">
            <text:p>5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6" calcext:value-type="float">
            <text:p>5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9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23" calcext:value-type="float">
            <text:p>5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4.93" calcext:value-type="float">
            <text:p>4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</table:table>
      <table:table table:name="Cables" table:style-name="ta1">
        <table:table-column table:style-name="co10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08" table:default-cell-style-name="Default"/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2" office:value-type="float" office:value="0.5" calcext:value-type="float">
            <text:p>0.5</text:p>
          </table:table-cell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2" office:value-type="float" office:value="1.5" calcext:value-type="float">
            <text:p>1.5</text:p>
          </table:table-cell>
          <table:table-cell table:style-name="ce7"/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2" office:value-type="float" office:value="2.5" calcext:value-type="float">
            <text:p>2.5</text:p>
          </table:table-cell>
          <table:table-cell table:style-name="ce7"/>
          <table:table-cell table:style-name="ce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5.18" calcext:value-type="float">
            <text:p>5.18</text:p>
          </table:table-cell>
          <table:table-cell/>
          <table:table-cell office:value-type="float" office:value="5.16" calcext:value-type="float">
            <text:p>5.16</text:p>
          </table:table-cell>
          <table:table-cell/>
          <table:table-cell office:value-type="float" office:value="5.15" calcext:value-type="float">
            <text:p>5.15</text:p>
          </table:table-cell>
          <table:table-cell/>
          <table:table-cell office:value-type="float" office:value="5.14" calcext:value-type="float">
            <text:p>5.14</text:p>
          </table:table-cell>
          <table:table-cell/>
          <table:table-cell office:value-type="float" office:value="5.12" calcext:value-type="float">
            <text:p>5.12</text:p>
          </table:table-cell>
          <table:table-cell/>
          <table:table-cell office:value-type="float" office:value="5.1" calcext:value-type="float">
            <text:p>5.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itzwolf red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$C$2]-[.C4]" office:value-type="float" office:value="0" calcext:value-type="float">
            <text:p>0</text:p>
          </table:table-cell>
          <table:table-cell office:value-type="float" office:value="5.15" calcext:value-type="float">
            <text:p>5.15</text:p>
          </table:table-cell>
          <table:table-cell table:formula="of:=[.$E$2]-[.E4]" office:value-type="float" office:value="0.0299999999999994" calcext:value-type="float">
            <text:p>0.029999999999999</text:p>
          </table:table-cell>
          <table:table-cell office:value-type="float" office:value="5.11" calcext:value-type="float">
            <text:p>5.11</text:p>
          </table:table-cell>
          <table:table-cell table:formula="of:=[.$G$2]-[.G4]" office:value-type="float" office:value="0.0499999999999998" calcext:value-type="float">
            <text:p>0.05</text:p>
          </table:table-cell>
          <table:table-cell office:value-type="float" office:value="5.06" calcext:value-type="float">
            <text:p>5.06</text:p>
          </table:table-cell>
          <table:table-cell table:formula="of:=[.$I$2]-[.I4]" office:value-type="float" office:value="0.0900000000000007" calcext:value-type="float">
            <text:p>0.090000000000001</text:p>
          </table:table-cell>
          <table:table-cell office:value-type="float" office:value="5.02" calcext:value-type="float">
            <text:p>5.02</text:p>
          </table:table-cell>
          <table:table-cell table:formula="of:=[.$K$2]-[.K4]" office:value-type="float" office:value="0.12" calcext:value-type="float">
            <text:p>0.12</text:p>
          </table:table-cell>
          <table:table-cell office:value-type="float" office:value="4.98" calcext:value-type="float">
            <text:p>4.98</text:p>
          </table:table-cell>
          <table:table-cell table:formula="of:=[.$M$2]-[.M4]" office:value-type="float" office:value="0.14" calcext:value-type="float">
            <text:p>0.14</text:p>
          </table:table-cell>
          <table:table-cell office:value-type="float" office:value="4.89" calcext:value-type="float">
            <text:p>4.89</text:p>
          </table:table-cell>
          <table:table-cell table:style-name="ce9" table:formula="of:=[.$O$2]-[.O4]" office:value-type="float" office:value="0.21" calcext:value-type="float">
            <text:p>0.2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mall hard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5]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formula="of:=[.$E$2]-[.E5]" office:value-type="float" office:value="0.0499999999999998" calcext:value-type="float">
            <text:p>0.05</text:p>
          </table:table-cell>
          <table:table-cell office:value-type="float" office:value="5.07" calcext:value-type="float">
            <text:p>5.07</text:p>
          </table:table-cell>
          <table:table-cell table:formula="of:=[.$G$2]-[.G5]" office:value-type="float" office:value="0.0899999999999999" calcext:value-type="float">
            <text:p>0.09</text:p>
          </table:table-cell>
          <table:table-cell office:value-type="float" office:value="5.02" calcext:value-type="float">
            <text:p>5.02</text:p>
          </table:table-cell>
          <table:table-cell table:formula="of:=[.$I$2]-[.I5]" office:value-type="float" office:value="0.130000000000001" calcext:value-type="float">
            <text:p>0.130000000000001</text:p>
          </table:table-cell>
          <table:table-cell office:value-type="float" office:value="4.96" calcext:value-type="float">
            <text:p>4.96</text:p>
          </table:table-cell>
          <table:table-cell table:formula="of:=[.$K$2]-[.K5]" office:value-type="float" office:value="0.18" calcext:value-type="float">
            <text:p>0.18</text:p>
          </table:table-cell>
          <table:table-cell office:value-type="float" office:value="4.9" calcext:value-type="float">
            <text:p>4.9</text:p>
          </table:table-cell>
          <table:table-cell table:formula="of:=[.$M$2]-[.M5]" office:value-type="float" office:value="0.22" calcext:value-type="float">
            <text:p>0.22</text:p>
          </table:table-cell>
          <table:table-cell office:value-type="float" office:value="4.83" calcext:value-type="float">
            <text:p>4.83</text:p>
          </table:table-cell>
          <table:table-cell table:style-name="ce9" table:formula="of:=[.$O$2]-[.O5]" office:value-type="float" office:value="0.27" calcext:value-type="float">
            <text:p>0.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eus black, flexible</text:p>
          </table:table-cell>
          <table:table-cell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$C$2]-[.C6]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formula="of:=[.$E$2]-[.E6]" office:value-type="float" office:value="0.0499999999999998" calcext:value-type="float">
            <text:p>0.05</text:p>
          </table:table-cell>
          <table:table-cell office:value-type="float" office:value="5.07" calcext:value-type="float">
            <text:p>5.07</text:p>
          </table:table-cell>
          <table:table-cell table:formula="of:=[.$G$2]-[.G6]" office:value-type="float" office:value="0.0899999999999999" calcext:value-type="float">
            <text:p>0.09</text:p>
          </table:table-cell>
          <table:table-cell office:value-type="float" office:value="5.01" calcext:value-type="float">
            <text:p>5.01</text:p>
          </table:table-cell>
          <table:table-cell table:formula="of:=[.$I$2]-[.I6]" office:value-type="float" office:value="0.140000000000001" calcext:value-type="float">
            <text:p>0.140000000000001</text:p>
          </table:table-cell>
          <table:table-cell office:value-type="float" office:value="4.95" calcext:value-type="float">
            <text:p>4.95</text:p>
          </table:table-cell>
          <table:table-cell table:formula="of:=[.$K$2]-[.K6]" office:value-type="float" office:value="0.19" calcext:value-type="float">
            <text:p>0.19</text:p>
          </table:table-cell>
          <table:table-cell office:value-type="float" office:value="4.89" calcext:value-type="float">
            <text:p>4.89</text:p>
          </table:table-cell>
          <table:table-cell table:formula="of:=[.$M$2]-[.M6]" office:value-type="float" office:value="0.23" calcext:value-type="float">
            <text:p>0.23</text:p>
          </table:table-cell>
          <table:table-cell office:value-type="float" office:value="4.8" calcext:value-type="float">
            <text:p>4.8</text:p>
          </table:table-cell>
          <table:table-cell table:style-name="ce9" table:formula="of:=[.$O$2]-[.O6]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3 white, flat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7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7]" office:value-type="float" office:value="0.0800000000000001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table:formula="of:=[.$G$2]-[.G7]" office:value-type="float" office:value="0.140000000000001" calcext:value-type="float">
            <text:p>0.140000000000001</text:p>
          </table:table-cell>
          <table:table-cell office:value-type="float" office:value="4.93" calcext:value-type="float">
            <text:p>4.93</text:p>
          </table:table-cell>
          <table:table-cell table:formula="of:=[.$I$2]-[.I7]" office:value-type="float" office:value="0.220000000000001" calcext:value-type="float">
            <text:p>0.220000000000001</text:p>
          </table:table-cell>
          <table:table-cell office:value-type="float" office:value="4.85" calcext:value-type="float">
            <text:p>4.85</text:p>
          </table:table-cell>
          <table:table-cell table:formula="of:=[.$K$2]-[.K7]" office:value-type="float" office:value="0.29" calcext:value-type="float">
            <text:p>0.29</text:p>
          </table:table-cell>
          <table:table-cell office:value-type="float" office:value="4.79" calcext:value-type="float">
            <text:p>4.79</text:p>
          </table:table-cell>
          <table:table-cell table:formula="of:=[.$M$2]-[.M7]" office:value-type="float" office:value="0.33" calcext:value-type="float">
            <text:p>0.33</text:p>
          </table:table-cell>
          <table:table-cell office:value-type="float" office:value="4.64" calcext:value-type="float">
            <text:p>4.64</text:p>
          </table:table-cell>
          <table:table-cell table:style-name="ce9" table:formula="of:=[.$O$2]-[.O7]"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7 white</text:p>
          </table:table-cell>
          <table:table-cell office:value-type="float" office:value="0.3" calcext:value-type="float">
            <text:p>0.3</text:p>
          </table:table-cell>
          <table:table-cell office:value-type="float" office:value="5.18" calcext:value-type="float">
            <text:p>5.18</text:p>
          </table:table-cell>
          <table:table-cell table:formula="of:=[.$C$2]-[.C8]" office:value-type="float" office:value="0.0100000000000007" calcext:value-type="float">
            <text:p>0.010000000000001</text:p>
          </table:table-cell>
          <table:table-cell office:value-type="float" office:value="5.05" calcext:value-type="float">
            <text:p>5.05</text:p>
          </table:table-cell>
          <table:table-cell table:formula="of:=[.$E$2]-[.E8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G$2]-[.G8]" office:value-type="float" office:value="0.21" calcext:value-type="float">
            <text:p>0.21</text:p>
          </table:table-cell>
          <table:table-cell office:value-type="float" office:value="4.85" calcext:value-type="float">
            <text:p>4.85</text:p>
          </table:table-cell>
          <table:table-cell table:formula="of:=[.$I$2]-[.I8]" office:value-type="float" office:value="0.300000000000001" calcext:value-type="float">
            <text:p>0.300000000000001</text:p>
          </table:table-cell>
          <table:table-cell office:value-type="float" office:value="4.78" calcext:value-type="float">
            <text:p>4.78</text:p>
          </table:table-cell>
          <table:table-cell table:formula="of:=[.$K$2]-[.K8]" office:value-type="float" office:value="0.359999999999999" calcext:value-type="float">
            <text:p>0.359999999999999</text:p>
          </table:table-cell>
          <table:table-cell office:value-type="float" office:value="4.71" calcext:value-type="float">
            <text:p>4.71</text:p>
          </table:table-cell>
          <table:table-cell table:formula="of:=[.$M$2]-[.M8]" office:value-type="float" office:value="0.41" calcext:value-type="float">
            <text:p>0.41</text:p>
          </table:table-cell>
          <table:table-cell office:value-type="float" office:value="4.6" calcext:value-type="float">
            <text:p>4.6</text:p>
          </table:table-cell>
          <table:table-cell table:style-name="ce9" table:formula="of:=[.$O$2]-[.O8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8 black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9]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table:formula="of:=[.$E$2]-[.E9]" office:value-type="float" office:value="0.13" calcext:value-type="float">
            <text:p>0.13</text:p>
          </table:table-cell>
          <table:table-cell office:value-type="float" office:value="4.93" calcext:value-type="float">
            <text:p>4.93</text:p>
          </table:table-cell>
          <table:table-cell table:formula="of:=[.$G$2]-[.G9]" office:value-type="float" office:value="0.23" calcext:value-type="float">
            <text:p>0.23</text:p>
          </table:table-cell>
          <table:table-cell office:value-type="float" office:value="4.83" calcext:value-type="float">
            <text:p>4.83</text:p>
          </table:table-cell>
          <table:table-cell table:formula="of:=[.$I$2]-[.I9]" office:value-type="float" office:value="0.32" calcext:value-type="float">
            <text:p>0.32</text:p>
          </table:table-cell>
          <table:table-cell office:value-type="float" office:value="4.78" calcext:value-type="float">
            <text:p>4.78</text:p>
          </table:table-cell>
          <table:table-cell table:formula="of:=[.$K$2]-[.K9]" office:value-type="float" office:value="0.359999999999999" calcext:value-type="float">
            <text:p>0.359999999999999</text:p>
          </table:table-cell>
          <table:table-cell office:value-type="float" office:value="4.71" calcext:value-type="float">
            <text:p>4.71</text:p>
          </table:table-cell>
          <table:table-cell table:formula="of:=[.$M$2]-[.M9]" office:value-type="float" office:value="0.41" calcext:value-type="float">
            <text:p>0.41</text:p>
          </table:table-cell>
          <table:table-cell office:value-type="float" office:value="4.58" calcext:value-type="float">
            <text:p>4.58</text:p>
          </table:table-cell>
          <table:table-cell table:style-name="ce9" table:formula="of:=[.$O$2]-[.O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2 black, round</text:p>
          </table:table-cell>
          <table:table-cell office:value-type="float" office:value="0.15" calcext:value-type="float">
            <text:p>0.15</text:p>
          </table:table-cell>
          <table:table-cell office:value-type="float" office:value="5.16" calcext:value-type="float">
            <text:p>5.16</text:p>
          </table:table-cell>
          <table:table-cell table:formula="of:=[.$C$2]-[.C10]" office:value-type="float" office:value="0.0300000000000002" calcext:value-type="float">
            <text:p>0.03</text:p>
          </table:table-cell>
          <table:table-cell office:value-type="float" office:value="4.73" calcext:value-type="float">
            <text:p>4.73</text:p>
          </table:table-cell>
          <table:table-cell table:formula="of:=[.$E$2]-[.E10]" office:value-type="float" office:value="0.449999999999999" calcext:value-type="float">
            <text:p>0.449999999999999</text:p>
          </table:table-cell>
          <table:table-cell office:value-type="float" office:value="4.34" calcext:value-type="float">
            <text:p>4.34</text:p>
          </table:table-cell>
          <table:table-cell table:formula="of:=[.$G$2]-[.G10]" office:value-type="float" office:value="0.82" calcext:value-type="float">
            <text:p>0.82</text:p>
          </table:table-cell>
          <table:table-cell office:value-type="float" office:value="3.93" calcext:value-type="float">
            <text:p>3.93</text:p>
          </table:table-cell>
          <table:table-cell table:formula="of:=[.$I$2]-[.I10]" office:value-type="float" office:value="1.22" calcext:value-type="float">
            <text:p>1.22</text:p>
          </table:table-cell>
          <table:table-cell table:number-columns-repeated="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Noname 1 black, round</text:p>
          </table:table-cell>
          <table:table-cell office:value-type="float" office:value="0.2" calcext:value-type="float">
            <text:p>0.2</text:p>
          </table:table-cell>
          <table:table-cell office:value-type="float" office:value="5.14" calcext:value-type="float">
            <text:p>5.14</text:p>
          </table:table-cell>
          <table:table-cell table:formula="of:=[.$C$2]-[.C11]" office:value-type="float" office:value="0.0500000000000007" calcext:value-type="float">
            <text:p>0.050000000000001</text:p>
          </table:table-cell>
          <table:table-cell office:value-type="float" office:value="4.58" calcext:value-type="float">
            <text:p>4.58</text:p>
          </table:table-cell>
          <table:table-cell table:formula="of:=[.$E$2]-[.E11]" office:value-type="float" office:value="0.6" calcext:value-type="float">
            <text:p>0.6</text:p>
          </table:table-cell>
          <table:table-cell office:value-type="float" office:value="4.12" calcext:value-type="float">
            <text:p>4.12</text:p>
          </table:table-cell>
          <table:table-cell table:formula="of:=[.$G$2]-[.G11]" office:value-type="float" office:value="1.04" calcext:value-type="float">
            <text:p>1.04</text:p>
          </table:table-cell>
          <table:table-cell table:number-columns-repeated="7"/>
          <table:table-cell table:style-name="ce9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Baseus black, flexible, type-c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4]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formula="of:=[.$E$2]-[.E14]" office:value-type="float" office:value="0.04" calcext:value-type="float">
            <text:p>0.04</text:p>
          </table:table-cell>
          <table:table-cell office:value-type="float" office:value="5.08" calcext:value-type="float">
            <text:p>5.08</text:p>
          </table:table-cell>
          <table:table-cell table:formula="of:=[.$G$2]-[.G14]" office:value-type="float" office:value="0.0800000000000001" calcext:value-type="float">
            <text:p>0.08</text:p>
          </table:table-cell>
          <table:table-cell office:value-type="float" office:value="5.03" calcext:value-type="float">
            <text:p>5.03</text:p>
          </table:table-cell>
          <table:table-cell table:formula="of:=[.$I$2]-[.I14]" office:value-type="float" office:value="0.12" calcext:value-type="float">
            <text:p>0.12</text:p>
          </table:table-cell>
          <table:table-cell office:value-type="float" office:value="4.98" calcext:value-type="float">
            <text:p>4.98</text:p>
          </table:table-cell>
          <table:table-cell table:formula="of:=[.$K$2]-[.K14]" office:value-type="float" office:value="0.159999999999999" calcext:value-type="float">
            <text:p>0.159999999999999</text:p>
          </table:table-cell>
          <table:table-cell office:value-type="float" office:value="4.92" calcext:value-type="float">
            <text:p>4.92</text:p>
          </table:table-cell>
          <table:table-cell table:formula="of:=[.$M$2]-[.M14]" office:value-type="float" office:value="0.2" calcext:value-type="float">
            <text:p>0.2</text:p>
          </table:table-cell>
          <table:table-cell office:value-type="float" office:value="4.82" calcext:value-type="float">
            <text:p>4.82</text:p>
          </table:table-cell>
          <table:table-cell table:style-name="ce9" table:formula="of:=[.$O$2]-[.O14]" office:value-type="float" office:value="0.279999999999999" calcext:value-type="float">
            <text:p>0.27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oetech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5]"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formula="of:=[.$E$2]-[.E15]" office:value-type="float" office:value="0.0599999999999996" calcext:value-type="float">
            <text:p>0.06</text:p>
          </table:table-cell>
          <table:table-cell office:value-type="float" office:value="5.05" calcext:value-type="float">
            <text:p>5.05</text:p>
          </table:table-cell>
          <table:table-cell table:formula="of:=[.$G$2]-[.G15]" office:value-type="float" office:value="0.11" calcext:value-type="float">
            <text:p>0.11</text:p>
          </table:table-cell>
          <table:table-cell office:value-type="float" office:value="4.98" calcext:value-type="float">
            <text:p>4.98</text:p>
          </table:table-cell>
          <table:table-cell table:formula="of:=[.$I$2]-[.I15]" office:value-type="float" office:value="0.17" calcext:value-type="float">
            <text:p>0.17</text:p>
          </table:table-cell>
          <table:table-cell office:value-type="float" office:value="4.91" calcext:value-type="float">
            <text:p>4.91</text:p>
          </table:table-cell>
          <table:table-cell table:formula="of:=[.$K$2]-[.K15]" office:value-type="float" office:value="0.23" calcext:value-type="float">
            <text:p>0.23</text:p>
          </table:table-cell>
          <table:table-cell office:value-type="float" office:value="4.84" calcext:value-type="float">
            <text:p>4.84</text:p>
          </table:table-cell>
          <table:table-cell table:formula="of:=[.$M$2]-[.M15]" office:value-type="float" office:value="0.28" calcext:value-type="float">
            <text:p>0.28</text:p>
          </table:table-cell>
          <table:table-cell office:value-type="float" office:value="4.75" calcext:value-type="float">
            <text:p>4.75</text:p>
          </table:table-cell>
          <table:table-cell table:style-name="ce9" table:formula="of:=[.$O$2]-[.O15]" office:value-type="float" office:value="0.35" calcext:value-type="float">
            <text:p>0.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E200088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table:formula="of:=[.$C$2]-[.C16]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formula="of:=[.$E$2]-[.E16]" office:value-type="float" office:value="0.0699999999999994" calcext:value-type="float">
            <text:p>0.069999999999999</text:p>
          </table:table-cell>
          <table:table-cell office:value-type="float" office:value="5.03" calcext:value-type="float">
            <text:p>5.03</text:p>
          </table:table-cell>
          <table:table-cell table:formula="of:=[.$G$2]-[.G16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I$2]-[.I16]" office:value-type="float" office:value="0.2" calcext:value-type="float">
            <text:p>0.2</text:p>
          </table:table-cell>
          <table:table-cell office:value-type="float" office:value="4.87" calcext:value-type="float">
            <text:p>4.87</text:p>
          </table:table-cell>
          <table:table-cell table:formula="of:=[.$K$2]-[.K16]" office:value-type="float" office:value="0.27" calcext:value-type="float">
            <text:p>0.27</text:p>
          </table:table-cell>
          <table:table-cell office:value-type="float" office:value="4.79" calcext:value-type="float">
            <text:p>4.79</text:p>
          </table:table-cell>
          <table:table-cell table:formula="of:=[.$M$2]-[.M16]" office:value-type="float" office:value="0.33" calcext:value-type="float">
            <text:p>0.33</text:p>
          </table:table-cell>
          <table:table-cell office:value-type="float" office:value="4.69" calcext:value-type="float">
            <text:p>4.69</text:p>
          </table:table-cell>
          <table:table-cell table:style-name="ce9" table:formula="of:=[.$O$2]-[.O16]" office:value-type="float" office:value="0.409999999999999" calcext:value-type="float">
            <text:p>0.40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4 black, round, thin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7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17]" office:value-type="float" office:value="0.0800000000000001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table:formula="of:=[.$G$2]-[.G17]" office:value-type="float" office:value="0.140000000000001" calcext:value-type="float">
            <text:p>0.140000000000001</text:p>
          </table:table-cell>
          <table:table-cell office:value-type="float" office:value="4.93" calcext:value-type="float">
            <text:p>4.93</text:p>
          </table:table-cell>
          <table:table-cell table:formula="of:=[.$I$2]-[.I17]" office:value-type="float" office:value="0.220000000000001" calcext:value-type="float">
            <text:p>0.220000000000001</text:p>
          </table:table-cell>
          <table:table-cell office:value-type="float" office:value="4.85" calcext:value-type="float">
            <text:p>4.85</text:p>
          </table:table-cell>
          <table:table-cell table:formula="of:=[.$K$2]-[.K17]" office:value-type="float" office:value="0.29" calcext:value-type="float">
            <text:p>0.29</text:p>
          </table:table-cell>
          <table:table-cell office:value-type="float" office:value="4.76" calcext:value-type="float">
            <text:p>4.76</text:p>
          </table:table-cell>
          <table:table-cell table:formula="of:=[.$M$2]-[.M17]" office:value-type="float" office:value="0.36" calcext:value-type="float">
            <text:p>0.36</text:p>
          </table:table-cell>
          <table:table-cell office:value-type="float" office:value="4.64" calcext:value-type="float">
            <text:p>4.64</text:p>
          </table:table-cell>
          <table:table-cell table:style-name="ce9" table:formula="of:=[.$O$2]-[.O17]"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ung ECC1DUOBBK KD1D525DS E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table:formula="of:=[.$C$2]-[.C18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18]" office:value-type="float" office:value="0.0800000000000001" calcext:value-type="float">
            <text:p>0.08</text:p>
          </table:table-cell>
          <table:table-cell office:value-type="float" office:value="5.01" calcext:value-type="float">
            <text:p>5.01</text:p>
          </table:table-cell>
          <table:table-cell table:formula="of:=[.$G$2]-[.G18]" office:value-type="float" office:value="0.15" calcext:value-type="float">
            <text:p>0.15</text:p>
          </table:table-cell>
          <table:table-cell office:value-type="float" office:value="4.92" calcext:value-type="float">
            <text:p>4.92</text:p>
          </table:table-cell>
          <table:table-cell table:formula="of:=[.$I$2]-[.I18]" office:value-type="float" office:value="0.23" calcext:value-type="float">
            <text:p>0.23</text:p>
          </table:table-cell>
          <table:table-cell office:value-type="float" office:value="4.84" calcext:value-type="float">
            <text:p>4.84</text:p>
          </table:table-cell>
          <table:table-cell table:formula="of:=[.$K$2]-[.K18]" office:value-type="float" office:value="0.3" calcext:value-type="float">
            <text:p>0.3</text:p>
          </table:table-cell>
          <table:table-cell office:value-type="float" office:value="4.74" calcext:value-type="float">
            <text:p>4.74</text:p>
          </table:table-cell>
          <table:table-cell table:formula="of:=[.$M$2]-[.M18]" office:value-type="float" office:value="0.38" calcext:value-type="float">
            <text:p>0.38</text:p>
          </table:table-cell>
          <table:table-cell office:value-type="float" office:value="4.63" calcext:value-type="float">
            <text:p>4.63</text:p>
          </table:table-cell>
          <table:table-cell table:style-name="ce9" table:formula="of:=[.$O$2]-[.O18]" office:value-type="float" office:value="0.47" calcext:value-type="float">
            <text:p>0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ngxing</text:p>
          </table:table-cell>
          <table:table-cell office:value-type="float" office:value="0.5" calcext:value-type="float">
            <text:p>0.5</text:p>
          </table:table-cell>
          <table:table-cell office:value-type="float" office:value="5.18" calcext:value-type="float">
            <text:p>5.18</text:p>
          </table:table-cell>
          <table:table-cell table:formula="of:=[.$C$2]-[.C19]" office:value-type="float" office:value="0.0100000000000007" calcext:value-type="float">
            <text:p>0.010000000000001</text:p>
          </table:table-cell>
          <table:table-cell office:value-type="float" office:value="5.06" calcext:value-type="float">
            <text:p>5.06</text:p>
          </table:table-cell>
          <table:table-cell table:formula="of:=[.$E$2]-[.E19]" office:value-type="float" office:value="0.12" calcext:value-type="float">
            <text:p>0.12</text:p>
          </table:table-cell>
          <table:table-cell office:value-type="float" office:value="4.96" calcext:value-type="float">
            <text:p>4.96</text:p>
          </table:table-cell>
          <table:table-cell table:formula="of:=[.$G$2]-[.G19]" office:value-type="float" office:value="0.2" calcext:value-type="float">
            <text:p>0.2</text:p>
          </table:table-cell>
          <table:table-cell office:value-type="float" office:value="4.86" calcext:value-type="float">
            <text:p>4.86</text:p>
          </table:table-cell>
          <table:table-cell table:formula="of:=[.$I$2]-[.I19]" office:value-type="float" office:value="0.29" calcext:value-type="float">
            <text:p>0.29</text:p>
          </table:table-cell>
          <table:table-cell office:value-type="float" office:value="4.76" calcext:value-type="float">
            <text:p>4.76</text:p>
          </table:table-cell>
          <table:table-cell table:formula="of:=[.$K$2]-[.K19]" office:value-type="float" office:value="0.38" calcext:value-type="float">
            <text:p>0.38</text:p>
          </table:table-cell>
          <table:table-cell office:value-type="float" office:value="4.65" calcext:value-type="float">
            <text:p>4.65</text:p>
          </table:table-cell>
          <table:table-cell table:formula="of:=[.$M$2]-[.M19]" office:value-type="float" office:value="0.47" calcext:value-type="float">
            <text:p>0.47</text:p>
          </table:table-cell>
          <table:table-cell office:value-type="float" office:value="4.54" calcext:value-type="float">
            <text:p>4.54</text:p>
          </table:table-cell>
          <table:table-cell table:style-name="ce9" table:formula="of:=[.$O$2]-[.O19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iaomi white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table:formula="of:=[.$C$2]-[.C20]" office:value-type="float" office:value="0.0100000000000007" calcext:value-type="float">
            <text:p>0.010000000000001</text:p>
          </table:table-cell>
          <table:table-cell office:value-type="float" office:value="5.05" calcext:value-type="float">
            <text:p>5.05</text:p>
          </table:table-cell>
          <table:table-cell table:formula="of:=[.$E$2]-[.E20]" office:value-type="float" office:value="0.13" calcext:value-type="float">
            <text:p>0.13</text:p>
          </table:table-cell>
          <table:table-cell office:value-type="float" office:value="4.92" calcext:value-type="float">
            <text:p>4.92</text:p>
          </table:table-cell>
          <table:table-cell table:formula="of:=[.$G$2]-[.G20]" office:value-type="float" office:value="0.24" calcext:value-type="float">
            <text:p>0.24</text:p>
          </table:table-cell>
          <table:table-cell office:value-type="float" office:value="4.79" calcext:value-type="float">
            <text:p>4.79</text:p>
          </table:table-cell>
          <table:table-cell table:formula="of:=[.$I$2]-[.I20]" office:value-type="float" office:value="0.36" calcext:value-type="float">
            <text:p>0.36</text:p>
          </table:table-cell>
          <table:table-cell office:value-type="float" office:value="4.66" calcext:value-type="float">
            <text:p>4.66</text:p>
          </table:table-cell>
          <table:table-cell table:formula="of:=[.$K$2]-[.K20]" office:value-type="float" office:value="0.48" calcext:value-type="float">
            <text:p>0.48</text:p>
          </table:table-cell>
          <table:table-cell office:value-type="float" office:value="4.53" calcext:value-type="float">
            <text:p>4.53</text:p>
          </table:table-cell>
          <table:table-cell table:formula="of:=[.$M$2]-[.M20]" office:value-type="float" office:value="0.59" calcext:value-type="float">
            <text:p>0.59</text:p>
          </table:table-cell>
          <table:table-cell office:value-type="float" office:value="4.36" calcext:value-type="float">
            <text:p>4.36</text:p>
          </table:table-cell>
          <table:table-cell table:style-name="ce9" table:formula="of:=[.$O$2]-[.O20]" office:value-type="float" office:value="0.739999999999999" calcext:value-type="float">
            <text:p>0.73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ung U2 APCBU10BBE SW1B729AS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table:formula="of:=[.$C$2]-[.C21]" office:value-type="float" office:value="0.0100000000000007" calcext:value-type="float">
            <text:p>0.010000000000001</text:p>
          </table:table-cell>
          <table:table-cell office:value-type="float" office:value="5.01" calcext:value-type="float">
            <text:p>5.01</text:p>
          </table:table-cell>
          <table:table-cell table:formula="of:=[.$E$2]-[.E21]" office:value-type="float" office:value="0.17" calcext:value-type="float">
            <text:p>0.17</text:p>
          </table:table-cell>
          <table:table-cell office:value-type="float" office:value="4.85" calcext:value-type="float">
            <text:p>4.85</text:p>
          </table:table-cell>
          <table:table-cell table:formula="of:=[.$G$2]-[.G21]" office:value-type="float" office:value="0.31" calcext:value-type="float">
            <text:p>0.31</text:p>
          </table:table-cell>
          <table:table-cell office:value-type="float" office:value="4.69" calcext:value-type="float">
            <text:p>4.69</text:p>
          </table:table-cell>
          <table:table-cell table:formula="of:=[.$I$2]-[.I21]" office:value-type="float" office:value="0.46" calcext:value-type="float">
            <text:p>0.46</text:p>
          </table:table-cell>
          <table:table-cell office:value-type="float" office:value="4.52" calcext:value-type="float">
            <text:p>4.52</text:p>
          </table:table-cell>
          <table:table-cell table:formula="of:=[.$K$2]-[.K21]" office:value-type="float" office:value="0.62" calcext:value-type="float">
            <text:p>0.62</text:p>
          </table:table-cell>
          <table:table-cell office:value-type="float" office:value="4.35" calcext:value-type="float">
            <text:p>4.35</text:p>
          </table:table-cell>
          <table:table-cell table:formula="of:=[.$M$2]-[.M21]" office:value-type="float" office:value="0.77" calcext:value-type="float">
            <text:p>0.77</text:p>
          </table:table-cell>
          <table:table-cell office:value-type="float" office:value="4.13" calcext:value-type="float">
            <text:p>4.13</text:p>
          </table:table-cell>
          <table:table-cell table:style-name="ce9" table:formula="of:=[.$O$2]-[.O21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Blitzwolf red, type-c</text:p>
          </table:table-cell>
          <table:table-cell office:value-type="float" office:value="0.9" calcext:value-type="float">
            <text:p>0.9</text:p>
          </table:table-cell>
          <table:table-cell office:value-type="float" office:value="5.19" calcext:value-type="float">
            <text:p>5.19</text:p>
          </table:table-cell>
          <table:table-cell table:formula="of:=[.$C$2]-[.C24]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formula="of:=[.$E$2]-[.E24]" office:value-type="float" office:value="0.0699999999999994" calcext:value-type="float">
            <text:p>0.069999999999999</text:p>
          </table:table-cell>
          <table:table-cell office:value-type="float" office:value="5.03" calcext:value-type="float">
            <text:p>5.03</text:p>
          </table:table-cell>
          <table:table-cell table:formula="of:=[.$G$2]-[.G24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I$2]-[.I24]" office:value-type="float" office:value="0.2" calcext:value-type="float">
            <text:p>0.2</text:p>
          </table:table-cell>
          <table:table-cell office:value-type="float" office:value="4.87" calcext:value-type="float">
            <text:p>4.87</text:p>
          </table:table-cell>
          <table:table-cell table:formula="of:=[.$K$2]-[.K24]" office:value-type="float" office:value="0.27" calcext:value-type="float">
            <text:p>0.27</text:p>
          </table:table-cell>
          <table:table-cell office:value-type="float" office:value="4.8" calcext:value-type="float">
            <text:p>4.8</text:p>
          </table:table-cell>
          <table:table-cell table:formula="of:=[.$M$2]-[.M24]" office:value-type="float" office:value="0.32" calcext:value-type="float">
            <text:p>0.32</text:p>
          </table:table-cell>
          <table:table-cell office:value-type="float" office:value="4.67" calcext:value-type="float">
            <text:p>4.67</text:p>
          </table:table-cell>
          <table:table-cell table:style-name="ce9" table:formula="of:=[.$O$2]-[.O24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oetech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5]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[.$E$2]-[.E25]" office:value-type="float" office:value="0.0999999999999996" calcext:value-type="float">
            <text:p>0.1</text:p>
          </table:table-cell>
          <table:table-cell office:value-type="float" office:value="4.99" calcext:value-type="float">
            <text:p>4.99</text:p>
          </table:table-cell>
          <table:table-cell table:formula="of:=[.$G$2]-[.G25]" office:value-type="float" office:value="0.17" calcext:value-type="float">
            <text:p>0.17</text:p>
          </table:table-cell>
          <table:table-cell office:value-type="float" office:value="4.89" calcext:value-type="float">
            <text:p>4.89</text:p>
          </table:table-cell>
          <table:table-cell table:formula="of:=[.$I$2]-[.I25]" office:value-type="float" office:value="0.260000000000001" calcext:value-type="float">
            <text:p>0.260000000000001</text:p>
          </table:table-cell>
          <table:table-cell office:value-type="float" office:value="4.79" calcext:value-type="float">
            <text:p>4.79</text:p>
          </table:table-cell>
          <table:table-cell table:formula="of:=[.$K$2]-[.K25]" office:value-type="float" office:value="0.35" calcext:value-type="float">
            <text:p>0.35</text:p>
          </table:table-cell>
          <table:table-cell office:value-type="float" office:value="4.69" calcext:value-type="float">
            <text:p>4.69</text:p>
          </table:table-cell>
          <table:table-cell table:formula="of:=[.$M$2]-[.M25]" office:value-type="float" office:value="0.43" calcext:value-type="float">
            <text:p>0.43</text:p>
          </table:table-cell>
          <table:table-cell office:value-type="float" office:value="4.56" calcext:value-type="float">
            <text:p>4.56</text:p>
          </table:table-cell>
          <table:table-cell table:style-name="ce9" table:formula="of:=[.$O$2]-[.O25]" office:value-type="float" office:value="0.539999999999999" calcext:value-type="float">
            <text:p>0.53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6 exp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6]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[.$E$2]-[.E26]" office:value-type="float" office:value="0.0999999999999996" calcext:value-type="float">
            <text:p>0.1</text:p>
          </table:table-cell>
          <table:table-cell office:value-type="float" office:value="4.98" calcext:value-type="float">
            <text:p>4.98</text:p>
          </table:table-cell>
          <table:table-cell table:formula="of:=[.$G$2]-[.G26]" office:value-type="float" office:value="0.18" calcext:value-type="float">
            <text:p>0.18</text:p>
          </table:table-cell>
          <table:table-cell office:value-type="float" office:value="4.88" calcext:value-type="float">
            <text:p>4.88</text:p>
          </table:table-cell>
          <table:table-cell table:formula="of:=[.$I$2]-[.I26]" office:value-type="float" office:value="0.27" calcext:value-type="float">
            <text:p>0.27</text:p>
          </table:table-cell>
          <table:table-cell office:value-type="float" office:value="4.78" calcext:value-type="float">
            <text:p>4.78</text:p>
          </table:table-cell>
          <table:table-cell table:formula="of:=[.$K$2]-[.K26]" office:value-type="float" office:value="0.359999999999999" calcext:value-type="float">
            <text:p>0.359999999999999</text:p>
          </table:table-cell>
          <table:table-cell office:value-type="float" office:value="4.68" calcext:value-type="float">
            <text:p>4.68</text:p>
          </table:table-cell>
          <table:table-cell table:formula="of:=[.$M$2]-[.M26]" office:value-type="float" office:value="0.44" calcext:value-type="float">
            <text:p>0.44</text:p>
          </table:table-cell>
          <table:table-cell office:value-type="float" office:value="4.58" calcext:value-type="float">
            <text:p>4.58</text:p>
          </table:table-cell>
          <table:table-cell table:style-name="ce9" table:formula="of:=[.$O$2]-[.O26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awei white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7]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formula="of:=[.$E$2]-[.E27]" office:value-type="float" office:value="0.109999999999999" calcext:value-type="float">
            <text:p>0.109999999999999</text:p>
          </table:table-cell>
          <table:table-cell office:value-type="float" office:value="4.96" calcext:value-type="float">
            <text:p>4.96</text:p>
          </table:table-cell>
          <table:table-cell table:formula="of:=[.$G$2]-[.G27]" office:value-type="float" office:value="0.2" calcext:value-type="float">
            <text:p>0.2</text:p>
          </table:table-cell>
          <table:table-cell office:value-type="float" office:value="4.86" calcext:value-type="float">
            <text:p>4.86</text:p>
          </table:table-cell>
          <table:table-cell table:formula="of:=[.$I$2]-[.I27]" office:value-type="float" office:value="0.29" calcext:value-type="float">
            <text:p>0.29</text:p>
          </table:table-cell>
          <table:table-cell office:value-type="float" office:value="4.74" calcext:value-type="float">
            <text:p>4.74</text:p>
          </table:table-cell>
          <table:table-cell table:formula="of:=[.$K$2]-[.K27]" office:value-type="float" office:value="0.4" calcext:value-type="float">
            <text:p>0.4</text:p>
          </table:table-cell>
          <table:table-cell office:value-type="float" office:value="4.63" calcext:value-type="float">
            <text:p>4.63</text:p>
          </table:table-cell>
          <table:table-cell table:formula="of:=[.$M$2]-[.M27]" office:value-type="float" office:value="0.49" calcext:value-type="float">
            <text:p>0.49</text:p>
          </table:table-cell>
          <table:table-cell office:value-type="float" office:value="4.48" calcext:value-type="float">
            <text:p>4.48</text:p>
          </table:table-cell>
          <table:table-cell table:style-name="ce9" table:formula="of:=[.$O$2]-[.O27]" office:value-type="float" office:value="0.619999999999999" calcext:value-type="float">
            <text:p>0.61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5 white, thin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8]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formula="of:=[.$E$2]-[.E28]" office:value-type="float" office:value="0.109999999999999" calcext:value-type="float">
            <text:p>0.109999999999999</text:p>
          </table:table-cell>
          <table:table-cell office:value-type="float" office:value="4.95" calcext:value-type="float">
            <text:p>4.95</text:p>
          </table:table-cell>
          <table:table-cell table:formula="of:=[.$G$2]-[.G28]" office:value-type="float" office:value="0.21" calcext:value-type="float">
            <text:p>0.21</text:p>
          </table:table-cell>
          <table:table-cell office:value-type="float" office:value="4.84" calcext:value-type="float">
            <text:p>4.84</text:p>
          </table:table-cell>
          <table:table-cell table:formula="of:=[.$I$2]-[.I28]" office:value-type="float" office:value="0.31" calcext:value-type="float">
            <text:p>0.31</text:p>
          </table:table-cell>
          <table:table-cell office:value-type="float" office:value="4.72" calcext:value-type="float">
            <text:p>4.72</text:p>
          </table:table-cell>
          <table:table-cell table:formula="of:=[.$K$2]-[.K28]" office:value-type="float" office:value="0.42" calcext:value-type="float">
            <text:p>0.42</text:p>
          </table:table-cell>
          <table:table-cell office:value-type="float" office:value="4.6" calcext:value-type="float">
            <text:p>4.6</text:p>
          </table:table-cell>
          <table:table-cell table:formula="of:=[.$M$2]-[.M28]" office:value-type="float" office:value="0.52" calcext:value-type="float">
            <text:p>0.52</text:p>
          </table:table-cell>
          <table:table-cell office:value-type="float" office:value="4.45" calcext:value-type="float">
            <text:p>4.45</text:p>
          </table:table-cell>
          <table:table-cell table:style-name="ce9" table:formula="of:=[.$O$2]-[.O28]" office:value-type="float" office:value="0.65" calcext:value-type="float">
            <text:p>0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cketbook</text:p>
          </table:table-cell>
          <table:table-cell office:value-type="float" office:value="1" calcext:value-type="float">
            <text:p>1</text:p>
          </table:table-cell>
          <table:table-cell office:value-type="float" office:value="5.18" calcext:value-type="float">
            <text:p>5.18</text:p>
          </table:table-cell>
          <table:table-cell table:formula="of:=[.$C$2]-[.C29]" office:value-type="float" office:value="0.0100000000000007" calcext:value-type="float">
            <text:p>0.010000000000001</text:p>
          </table:table-cell>
          <table:table-cell office:value-type="float" office:value="4.97" calcext:value-type="float">
            <text:p>4.97</text:p>
          </table:table-cell>
          <table:table-cell table:formula="of:=[.$E$2]-[.E29]" office:value-type="float" office:value="0.21" calcext:value-type="float">
            <text:p>0.21</text:p>
          </table:table-cell>
          <table:table-cell office:value-type="float" office:value="4.76" calcext:value-type="float">
            <text:p>4.76</text:p>
          </table:table-cell>
          <table:table-cell table:formula="of:=[.$G$2]-[.G29]" office:value-type="float" office:value="0.4" calcext:value-type="float">
            <text:p>0.4</text:p>
          </table:table-cell>
          <table:table-cell office:value-type="float" office:value="4.55" calcext:value-type="float">
            <text:p>4.55</text:p>
          </table:table-cell>
          <table:table-cell table:formula="of:=[.$I$2]-[.I29]" office:value-type="float" office:value="0.600000000000001" calcext:value-type="float">
            <text:p>0.600000000000001</text:p>
          </table:table-cell>
          <table:table-cell office:value-type="float" office:value="4.35" calcext:value-type="float">
            <text:p>4.35</text:p>
          </table:table-cell>
          <table:table-cell table:formula="of:=[.$K$2]-[.K29]" office:value-type="float" office:value="0.79" calcext:value-type="float">
            <text:p>0.79</text:p>
          </table:table-cell>
          <table:table-cell office:value-type="float" office:value="4.13" calcext:value-type="float">
            <text:p>4.13</text:p>
          </table:table-cell>
          <table:table-cell table:formula="of:=[.$M$2]-[.M29]" office:value-type="float" office:value="0.99" calcext:value-type="float">
            <text:p>0.99</text:p>
          </table:table-cell>
          <table:table-cell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Logitech exp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table:formula="of:=[.$C$2]-[.C30]" office:value-type="float" office:value="0.0300000000000002" calcext:value-type="float">
            <text:p>0.03</text:p>
          </table:table-cell>
          <table:table-cell office:value-type="float" office:value="4.8" calcext:value-type="float">
            <text:p>4.8</text:p>
          </table:table-cell>
          <table:table-cell table:formula="of:=[.$E$2]-[.E30]" office:value-type="float" office:value="0.38" calcext:value-type="float">
            <text:p>0.38</text:p>
          </table:table-cell>
          <table:table-cell office:value-type="float" office:value="4.43" calcext:value-type="float">
            <text:p>4.43</text:p>
          </table:table-cell>
          <table:table-cell table:formula="of:=[.$G$2]-[.G30]" office:value-type="float" office:value="0.73" calcext:value-type="float">
            <text:p>0.73</text:p>
          </table:table-cell>
          <table:table-cell office:value-type="float" office:value="4.06" calcext:value-type="float">
            <text:p>4.06</text:p>
          </table:table-cell>
          <table:table-cell table:formula="of:=[.$I$2]-[.I30]" office:value-type="float" office:value="1.09" calcext:value-type="float">
            <text:p>1.09</text:p>
          </table:table-cell>
          <table:table-cell table:number-columns-repeated="5"/>
          <table:table-cell table:style-name="ce9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argers.A68:Chargers.B7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Cables.A24:Cables.P30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22:07:41.693645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0:07:23.036397916</meta:creation-date>
    <dc:date>2019-11-29T23:14:42.936724079</dc:date>
    <meta:editing-duration>PT1H26M24S</meta:editing-duration>
    <meta:editing-cycles>33</meta:editing-cycles>
    <meta:generator>LibreOffice/6.0.7.3$Linux_X86_64 LibreOffice_project/00m0$Build-3</meta:generator>
    <meta:document-statistic meta:table-count="2" meta:cell-count="5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3cm" svg:height="8.995cm" xlink:href=".." xlink:type="simple" chart:class="chart:bar" chart:style-name="ch1">
        <chart:title svg:x="6.489cm" svg:y="0.315cm" chart:style-name="ch2">
          <text:p>2 Ampers load</text:p>
        </chart:title>
        <chart:legend chart:legend-position="end" svg:x="11.412cm" svg:y="1.957cm" style:legend-expansion="high" chart:style-name="ch3"/>
        <chart:plot-area chart:style-name="ch4" table:cell-range-address="Chargers.A90:Chargers.B99" chart:data-source-has-labels="column" svg:x="1.331cm" svg:y="1.273cm" svg:width="9.761cm" svg:height="7.543cm">
          <chartooo:coordinate-region svg:x="2.058cm" svg:y="1.473cm" svg:width="9.034cm" svg:height="7.144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90:Chargers.B90" chart:label-cell-address="Chargers.A90:Chargers.A90" chart:class="chart:bar">
            <chart:data-point/>
          </chart:series>
          <chart:series chart:style-name="ch10" chart:values-cell-range-address="Chargers.B91:Chargers.B91" chart:label-cell-address="Chargers.A91:Chargers.A91" chart:class="chart:bar">
            <chart:data-point/>
          </chart:series>
          <chart:series chart:style-name="ch11" chart:values-cell-range-address="Chargers.B92:Chargers.B92" chart:label-cell-address="Chargers.A92:Chargers.A92" chart:class="chart:bar">
            <chart:data-point/>
          </chart:series>
          <chart:series chart:style-name="ch12" chart:values-cell-range-address="Chargers.B93:Chargers.B93" chart:label-cell-address="Chargers.A93:Chargers.A93" chart:class="chart:bar">
            <chart:data-point/>
          </chart:series>
          <chart:series chart:style-name="ch13" chart:values-cell-range-address="Chargers.B94:Chargers.B94" chart:label-cell-address="Chargers.A94:Chargers.A94" chart:class="chart:bar">
            <chart:data-point/>
          </chart:series>
          <chart:series chart:style-name="ch14" chart:values-cell-range-address="Chargers.B95:Chargers.B95" chart:label-cell-address="Chargers.A95:Chargers.A95" chart:class="chart:bar">
            <chart:data-point/>
          </chart:series>
          <chart:series chart:style-name="ch15" chart:values-cell-range-address="Chargers.B96:Chargers.B96" chart:label-cell-address="Chargers.A96:Chargers.A96" chart:class="chart:bar">
            <chart:data-point/>
          </chart:series>
          <chart:series chart:style-name="ch16" chart:values-cell-range-address="Chargers.B97:Chargers.B97" chart:label-cell-address="Chargers.A97:Chargers.A97" chart:class="chart:bar">
            <chart:data-point/>
          </chart:series>
          <chart:series chart:style-name="ch17" chart:values-cell-range-address="Chargers.B98:Chargers.B98" chart:label-cell-address="Chargers.A98:Chargers.A98" chart:class="chart:bar">
            <chart:data-point/>
          </chart:series>
          <chart:series chart:style-name="ch18" chart:values-cell-range-address="Chargers.B99:Chargers.B99" chart:label-cell-address="Chargers.A99:Chargers.A9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90:Chargers.A90</svg:desc>
                </draw:g>
              </table:table-cell>
              <table:table-cell office:value-type="float" office:value="5.49">
                <text:p>5.49</text:p>
                <draw:g>
                  <svg:desc>Chargers.B90:Chargers.B90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91:Chargers.A91</svg:desc>
                </draw:g>
              </table:table-cell>
              <table:table-cell office:value-type="float" office:value="5.4">
                <text:p>5.4</text:p>
                <draw:g>
                  <svg:desc>Chargers.B91:Chargers.B91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92:Chargers.A92</svg:desc>
                </draw:g>
              </table:table-cell>
              <table:table-cell office:value-type="float" office:value="5.32">
                <text:p>5.32</text:p>
                <draw:g>
                  <svg:desc>Chargers.B92:Chargers.B92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93:Chargers.A93</svg:desc>
                </draw:g>
              </table:table-cell>
              <table:table-cell office:value-type="float" office:value="5.3">
                <text:p>5.3</text:p>
                <draw:g>
                  <svg:desc>Chargers.B93:Chargers.B93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94:Chargers.A94</svg:desc>
                </draw:g>
              </table:table-cell>
              <table:table-cell office:value-type="float" office:value="5.17">
                <text:p>5.17</text:p>
                <draw:g>
                  <svg:desc>Chargers.B94:Chargers.B94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95:Chargers.A95</svg:desc>
                </draw:g>
              </table:table-cell>
              <table:table-cell office:value-type="float" office:value="5.17">
                <text:p>5.17</text:p>
                <draw:g>
                  <svg:desc>Chargers.B95:Chargers.B95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96:Chargers.A96</svg:desc>
                </draw:g>
              </table:table-cell>
              <table:table-cell office:value-type="float" office:value="5.14">
                <text:p>5.14</text:p>
                <draw:g>
                  <svg:desc>Chargers.B96:Chargers.B96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97:Chargers.A97</svg:desc>
                </draw:g>
              </table:table-cell>
              <table:table-cell office:value-type="float" office:value="5.13">
                <text:p>5.13</text:p>
                <draw:g>
                  <svg:desc>Chargers.B97:Chargers.B97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98:Chargers.A98</svg:desc>
                </draw:g>
              </table:table-cell>
              <table:table-cell office:value-type="float" office:value="5.04">
                <text:p>5.04</text:p>
                <draw:g>
                  <svg:desc>Chargers.B98:Chargers.B98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99:Chargers.A99</svg:desc>
                </draw:g>
              </table:table-cell>
              <table:table-cell office:value-type="float" office:value="NaN">
                <text:p>NaN</text:p>
                <draw:g>
                  <svg:desc>Chargers.B99:Chargers.B9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bar" chart:style-name="ch1">
        <chart:title svg:x="6.49cm" svg:y="0.315cm" chart:style-name="ch2">
          <text:p>0 Ampers load</text:p>
        </chart:title>
        <chart:legend chart:legend-position="end" svg:x="11.413cm" svg:y="1.955cm" style:legend-expansion="high" chart:style-name="ch3"/>
        <chart:plot-area chart:style-name="ch4" table:cell-range-address="Chargers.A2:Chargers.B11" chart:data-source-has-labels="column" svg:x="1.331cm" svg:y="1.273cm" svg:width="9.762cm" svg:height="7.539cm">
          <chartooo:coordinate-region svg:x="2.058cm" svg:y="1.472cm" svg:width="9.035cm" svg:height="7.141cm"/>
          <chart:axis chart:dimension="x" chart:name="primary-x" chart:style-name="ch5"/>
          <chart:axis chart:dimension="y" chart:name="primary-y" chart:style-name="ch6">
            <chart:title svg:x="0.451cm" svg:y="5.456cm" chart:style-name="ch7">
              <text:p>Volts</text:p>
            </chart:title>
            <chart:grid chart:style-name="ch8" chart:class="major"/>
          </chart:axis>
          <chart:series chart:style-name="ch9" chart:values-cell-range-address="Chargers.B2:Chargers.B2" chart:label-cell-address="Chargers.A2:Chargers.A2" chart:class="chart:bar">
            <chart:data-point/>
          </chart:series>
          <chart:series chart:style-name="ch10" chart:values-cell-range-address="Chargers.B3:Chargers.B3" chart:label-cell-address="Chargers.A3:Chargers.A3" chart:class="chart:bar">
            <chart:data-point/>
          </chart:series>
          <chart:series chart:style-name="ch11" chart:values-cell-range-address="Chargers.B4:Chargers.B4" chart:label-cell-address="Chargers.A4:Chargers.A4" chart:class="chart:bar">
            <chart:data-point/>
          </chart:series>
          <chart:series chart:style-name="ch12" chart:values-cell-range-address="Chargers.B5:Chargers.B5" chart:label-cell-address="Chargers.A5:Chargers.A5" chart:class="chart:bar">
            <chart:data-point/>
          </chart:series>
          <chart:series chart:style-name="ch13" chart:values-cell-range-address="Chargers.B6:Chargers.B6" chart:label-cell-address="Chargers.A6:Chargers.A6" chart:class="chart:bar">
            <chart:data-point/>
          </chart:series>
          <chart:series chart:style-name="ch14" chart:values-cell-range-address="Chargers.B7:Chargers.B7" chart:label-cell-address="Chargers.A7:Chargers.A7" chart:class="chart:bar">
            <chart:data-point/>
          </chart:series>
          <chart:series chart:style-name="ch15" chart:values-cell-range-address="Chargers.B8:Chargers.B8" chart:label-cell-address="Chargers.A8:Chargers.A8" chart:class="chart:bar">
            <chart:data-point/>
          </chart:series>
          <chart:series chart:style-name="ch16" chart:values-cell-range-address="Chargers.B9:Chargers.B9" chart:label-cell-address="Chargers.A9:Chargers.A9" chart:class="chart:bar">
            <chart:data-point/>
          </chart:series>
          <chart:series chart:style-name="ch17" chart:values-cell-range-address="Chargers.B10:Chargers.B10" chart:label-cell-address="Chargers.A10:Chargers.A10" chart:class="chart:bar">
            <chart:data-point/>
          </chart:series>
          <chart:series chart:style-name="ch18" chart:values-cell-range-address="Chargers.B11:Chargers.B11" chart:label-cell-address="Chargers.A11:Chargers.A11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ina 2-port BY-020</text:p>
                <draw:g>
                  <svg:desc>Chargers.A2:Chargers.A2</svg:desc>
                </draw:g>
              </table:table-cell>
              <table:table-cell office:value-type="float" office:value="5.33">
                <text:p>5.33</text:p>
                <draw:g>
                  <svg:desc>Chargers.B2:Chargers.B2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3:Chargers.A3</svg:desc>
                </draw:g>
              </table:table-cell>
              <table:table-cell office:value-type="float" office:value="5.23">
                <text:p>5.23</text:p>
                <draw:g>
                  <svg:desc>Chargers.B3:Chargers.B3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4:Chargers.A4</svg:desc>
                </draw:g>
              </table:table-cell>
              <table:table-cell office:value-type="float" office:value="5.22">
                <text:p>5.22</text:p>
                <draw:g>
                  <svg:desc>Chargers.B4:Chargers.B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5:Chargers.A5</svg:desc>
                </draw:g>
              </table:table-cell>
              <table:table-cell office:value-type="float" office:value="5.19">
                <text:p>5.19</text:p>
                <draw:g>
                  <svg:desc>Chargers.B5:Chargers.B5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6:Chargers.A6</svg:desc>
                </draw:g>
              </table:table-cell>
              <table:table-cell office:value-type="float" office:value="5.18">
                <text:p>5.18</text:p>
                <draw:g>
                  <svg:desc>Chargers.B6:Chargers.B6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7:Chargers.A7</svg:desc>
                </draw:g>
              </table:table-cell>
              <table:table-cell office:value-type="float" office:value="5.16">
                <text:p>5.16</text:p>
                <draw:g>
                  <svg:desc>Chargers.B7:Chargers.B7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8:Chargers.A8</svg:desc>
                </draw:g>
              </table:table-cell>
              <table:table-cell office:value-type="float" office:value="5.09">
                <text:p>5.09</text:p>
                <draw:g>
                  <svg:desc>Chargers.B8:Chargers.B8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9:Chargers.A9</svg:desc>
                </draw:g>
              </table:table-cell>
              <table:table-cell office:value-type="float" office:value="5.04">
                <text:p>5.04</text:p>
                <draw:g>
                  <svg:desc>Chargers.B9:Chargers.B9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0:Chargers.A10</svg:desc>
                </draw:g>
              </table:table-cell>
              <table:table-cell office:value-type="float" office:value="5.02">
                <text:p>5.02</text:p>
                <draw:g>
                  <svg:desc>Chargers.B10:Chargers.B10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1:Chargers.A11</svg:desc>
                </draw:g>
              </table:table-cell>
              <table:table-cell office:value-type="float" office:value="4.97">
                <text:p>4.97</text:p>
                <draw:g>
                  <svg:desc>Chargers.B11:Chargers.B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3cm" svg:height="9.02cm" xlink:href=".." xlink:type="simple" chart:class="chart:bar" chart:style-name="ch1">
        <chart:title svg:x="6.304cm" svg:y="0.316cm" chart:style-name="ch2">
          <text:p>0.5 Ampers load</text:p>
        </chart:title>
        <chart:legend chart:legend-position="end" svg:x="11.412cm" svg:y="1.97cm" style:legend-expansion="high" chart:style-name="ch3"/>
        <chart:plot-area chart:style-name="ch4" table:cell-range-address="Chargers.A25:Chargers.B34" chart:data-source-has-labels="column" svg:x="1.331cm" svg:y="1.275cm" svg:width="9.761cm" svg:height="7.565cm">
          <chartooo:coordinate-region svg:x="2.243cm" svg:y="1.275cm" svg:width="8.849cm" svg:height="7.166cm"/>
          <chart:axis chart:dimension="x" chart:name="primary-x" chart:style-name="ch5"/>
          <chart:axis chart:dimension="y" chart:name="primary-y" chart:style-name="ch6">
            <chart:title svg:x="0.451cm" svg:y="5.471cm" chart:style-name="ch7">
              <text:p>Volts</text:p>
            </chart:title>
            <chart:grid chart:style-name="ch8" chart:class="major"/>
          </chart:axis>
          <chart:series chart:style-name="ch9" chart:values-cell-range-address="Chargers.B25:Chargers.B25" chart:label-cell-address="Chargers.A25:Chargers.A25" chart:class="chart:bar">
            <chart:data-point/>
          </chart:series>
          <chart:series chart:style-name="ch10" chart:values-cell-range-address="Chargers.B26:Chargers.B26" chart:label-cell-address="Chargers.A26:Chargers.A26" chart:class="chart:bar">
            <chart:data-point/>
          </chart:series>
          <chart:series chart:style-name="ch11" chart:values-cell-range-address="Chargers.B27:Chargers.B27" chart:label-cell-address="Chargers.A27:Chargers.A27" chart:class="chart:bar">
            <chart:data-point/>
          </chart:series>
          <chart:series chart:style-name="ch12" chart:values-cell-range-address="Chargers.B28:Chargers.B28" chart:label-cell-address="Chargers.A28:Chargers.A28" chart:class="chart:bar">
            <chart:data-point/>
          </chart:series>
          <chart:series chart:style-name="ch13" chart:values-cell-range-address="Chargers.B29:Chargers.B29" chart:label-cell-address="Chargers.A29:Chargers.A29" chart:class="chart:bar">
            <chart:data-point/>
          </chart:series>
          <chart:series chart:style-name="ch14" chart:values-cell-range-address="Chargers.B30:Chargers.B30" chart:label-cell-address="Chargers.A30:Chargers.A30" chart:class="chart:bar">
            <chart:data-point/>
          </chart:series>
          <chart:series chart:style-name="ch15" chart:values-cell-range-address="Chargers.B31:Chargers.B31" chart:label-cell-address="Chargers.A31:Chargers.A31" chart:class="chart:bar">
            <chart:data-point/>
          </chart:series>
          <chart:series chart:style-name="ch16" chart:values-cell-range-address="Chargers.B32:Chargers.B32" chart:label-cell-address="Chargers.A32:Chargers.A32" chart:class="chart:bar">
            <chart:data-point/>
          </chart:series>
          <chart:series chart:style-name="ch17" chart:values-cell-range-address="Chargers.B33:Chargers.B33" chart:label-cell-address="Chargers.A33:Chargers.A33" chart:class="chart:bar">
            <chart:data-point/>
          </chart:series>
          <chart:series chart:style-name="ch18" chart:values-cell-range-address="Chargers.B34:Chargers.B34" chart:label-cell-address="Chargers.A34:Chargers.A34" chart:class="chart:bar"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ina 2-port BY-020</text:p>
                <draw:g>
                  <svg:desc>Chargers.A25:Chargers.A25</svg:desc>
                </draw:g>
              </table:table-cell>
              <table:table-cell office:value-type="float" office:value="5.29">
                <text:p>5.29</text:p>
                <draw:g>
                  <svg:desc>Chargers.B25:Chargers.B25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26:Chargers.A26</svg:desc>
                </draw:g>
              </table:table-cell>
              <table:table-cell office:value-type="float" office:value="5.26">
                <text:p>5.26</text:p>
                <draw:g>
                  <svg:desc>Chargers.B26:Chargers.B26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27:Chargers.A27</svg:desc>
                </draw:g>
              </table:table-cell>
              <table:table-cell office:value-type="float" office:value="5.19">
                <text:p>5.19</text:p>
                <draw:g>
                  <svg:desc>Chargers.B27:Chargers.B27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28:Chargers.A28</svg:desc>
                </draw:g>
              </table:table-cell>
              <table:table-cell office:value-type="float" office:value="5.19">
                <text:p>5.19</text:p>
                <draw:g>
                  <svg:desc>Chargers.B28:Chargers.B28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29:Chargers.A29</svg:desc>
                </draw:g>
              </table:table-cell>
              <table:table-cell office:value-type="float" office:value="5.18">
                <text:p>5.18</text:p>
                <draw:g>
                  <svg:desc>Chargers.B29:Chargers.B29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30:Chargers.A30</svg:desc>
                </draw:g>
              </table:table-cell>
              <table:table-cell office:value-type="float" office:value="5.17">
                <text:p>5.17</text:p>
                <draw:g>
                  <svg:desc>Chargers.B30:Chargers.B30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31:Chargers.A31</svg:desc>
                </draw:g>
              </table:table-cell>
              <table:table-cell office:value-type="float" office:value="5.11">
                <text:p>5.11</text:p>
                <draw:g>
                  <svg:desc>Chargers.B31:Chargers.B31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32:Chargers.A32</svg:desc>
                </draw:g>
              </table:table-cell>
              <table:table-cell office:value-type="float" office:value="5.05">
                <text:p>5.05</text:p>
                <draw:g>
                  <svg:desc>Chargers.B32:Chargers.B32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33:Chargers.A33</svg:desc>
                </draw:g>
              </table:table-cell>
              <table:table-cell office:value-type="float" office:value="5.05">
                <text:p>5.05</text:p>
                <draw:g>
                  <svg:desc>Chargers.B33:Chargers.B33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34:Chargers.A34</svg:desc>
                </draw:g>
              </table:table-cell>
              <table:table-cell office:value-type="float" office:value="5.03">
                <text:p>5.03</text:p>
                <draw:g>
                  <svg:desc>Chargers.B34:Chargers.B3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88cm" svg:y="0.316cm" chart:style-name="ch2">
          <text:p>1 Ampers load</text:p>
        </chart:title>
        <chart:legend chart:legend-position="end" svg:x="11.409cm" svg:y="1.96cm" style:legend-expansion="high" chart:style-name="ch3"/>
        <chart:plot-area chart:style-name="ch4" table:cell-range-address="Chargers.A47:Chargers.B56" chart:data-source-has-labels="column" svg:x="1.331cm" svg:y="1.275cm" svg:width="9.758cm" svg:height="7.545cm">
          <chartooo:coordinate-region svg:x="2.243cm" svg:y="1.275cm" svg:width="8.846cm" svg:height="7.147cm"/>
          <chart:axis chart:dimension="x" chart:name="primary-x" chart:style-name="ch5"/>
          <chart:axis chart:dimension="y" chart:name="primary-y" chart:style-name="ch6">
            <chart:title svg:x="0.451cm" svg:y="5.461cm" chart:style-name="ch7">
              <text:p>Volts</text:p>
            </chart:title>
            <chart:grid chart:style-name="ch8" chart:class="major"/>
          </chart:axis>
          <chart:series chart:style-name="ch9" chart:values-cell-range-address="Chargers.B47:Chargers.B47" chart:label-cell-address="Chargers.A47:Chargers.A47" chart:class="chart:bar">
            <chart:data-point/>
          </chart:series>
          <chart:series chart:style-name="ch10" chart:values-cell-range-address="Chargers.B48:Chargers.B48" chart:label-cell-address="Chargers.A48:Chargers.A48" chart:class="chart:bar">
            <chart:data-point/>
          </chart:series>
          <chart:series chart:style-name="ch11" chart:values-cell-range-address="Chargers.B49:Chargers.B49" chart:label-cell-address="Chargers.A49:Chargers.A49" chart:class="chart:bar">
            <chart:data-point/>
          </chart:series>
          <chart:series chart:style-name="ch12" chart:values-cell-range-address="Chargers.B50:Chargers.B50" chart:label-cell-address="Chargers.A50:Chargers.A50" chart:class="chart:bar">
            <chart:data-point/>
          </chart:series>
          <chart:series chart:style-name="ch13" chart:values-cell-range-address="Chargers.B51:Chargers.B51" chart:label-cell-address="Chargers.A51:Chargers.A51" chart:class="chart:bar">
            <chart:data-point/>
          </chart:series>
          <chart:series chart:style-name="ch14" chart:values-cell-range-address="Chargers.B52:Chargers.B52" chart:label-cell-address="Chargers.A52:Chargers.A52" chart:class="chart:bar">
            <chart:data-point/>
          </chart:series>
          <chart:series chart:style-name="ch15" chart:values-cell-range-address="Chargers.B53:Chargers.B53" chart:label-cell-address="Chargers.A53:Chargers.A53" chart:class="chart:bar">
            <chart:data-point/>
          </chart:series>
          <chart:series chart:style-name="ch16" chart:values-cell-range-address="Chargers.B54:Chargers.B54" chart:label-cell-address="Chargers.A54:Chargers.A54" chart:class="chart:bar">
            <chart:data-point/>
          </chart:series>
          <chart:series chart:style-name="ch17" chart:values-cell-range-address="Chargers.B55:Chargers.B55" chart:label-cell-address="Chargers.A55:Chargers.A55" chart:class="chart:bar">
            <chart:data-point/>
          </chart:series>
          <chart:series chart:style-name="ch18" chart:values-cell-range-address="Chargers.B56:Chargers.B56" chart:label-cell-address="Chargers.A56:Chargers.A56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Xiaomi MPY-08-EF</text:p>
                <draw:g>
                  <svg:desc>Chargers.A47:Chargers.A47</svg:desc>
                </draw:g>
              </table:table-cell>
              <table:table-cell office:value-type="float" office:value="5.32">
                <text:p>5.32</text:p>
                <draw:g>
                  <svg:desc>Chargers.B47:Chargers.B47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48:Chargers.A48</svg:desc>
                </draw:g>
              </table:table-cell>
              <table:table-cell office:value-type="float" office:value="5.26">
                <text:p>5.26</text:p>
                <draw:g>
                  <svg:desc>Chargers.B48:Chargers.B48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49:Chargers.A49</svg:desc>
                </draw:g>
              </table:table-cell>
              <table:table-cell office:value-type="float" office:value="5.24">
                <text:p>5.24</text:p>
                <draw:g>
                  <svg:desc>Chargers.B49:Chargers.B49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50:Chargers.A50</svg:desc>
                </draw:g>
              </table:table-cell>
              <table:table-cell office:value-type="float" office:value="5.24">
                <text:p>5.24</text:p>
                <draw:g>
                  <svg:desc>Chargers.B50:Chargers.B50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51:Chargers.A51</svg:desc>
                </draw:g>
              </table:table-cell>
              <table:table-cell office:value-type="float" office:value="5.16">
                <text:p>5.16</text:p>
                <draw:g>
                  <svg:desc>Chargers.B51:Chargers.B51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52:Chargers.A52</svg:desc>
                </draw:g>
              </table:table-cell>
              <table:table-cell office:value-type="float" office:value="5.16">
                <text:p>5.16</text:p>
                <draw:g>
                  <svg:desc>Chargers.B52:Chargers.B52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53:Chargers.A53</svg:desc>
                </draw:g>
              </table:table-cell>
              <table:table-cell office:value-type="float" office:value="5.14">
                <text:p>5.14</text:p>
                <draw:g>
                  <svg:desc>Chargers.B53:Chargers.B53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54:Chargers.A54</svg:desc>
                </draw:g>
              </table:table-cell>
              <table:table-cell office:value-type="float" office:value="5.1">
                <text:p>5.1</text:p>
                <draw:g>
                  <svg:desc>Chargers.B54:Chargers.B54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55:Chargers.A55</svg:desc>
                </draw:g>
              </table:table-cell>
              <table:table-cell office:value-type="float" office:value="5.08">
                <text:p>5.08</text:p>
                <draw:g>
                  <svg:desc>Chargers.B55:Chargers.B55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56:Chargers.A56</svg:desc>
                </draw:g>
              </table:table-cell>
              <table:table-cell office:value-type="float" office:value="NaN">
                <text:p>NaN</text:p>
                <draw:g>
                  <svg:desc>Chargers.B56:Chargers.B5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3cm" svg:height="9.009cm" xlink:href=".." xlink:type="simple" chart:class="chart:bar" chart:style-name="ch1">
        <chart:title svg:x="6.304cm" svg:y="0.316cm" chart:style-name="ch2">
          <text:p>1.5 Ampers load</text:p>
        </chart:title>
        <chart:legend chart:legend-position="end" svg:x="11.412cm" svg:y="1.964cm" style:legend-expansion="high" chart:style-name="ch3"/>
        <chart:plot-area chart:style-name="ch4" table:cell-range-address="Chargers.A68:Chargers.B77" chart:data-source-has-labels="column" svg:x="1.331cm" svg:y="1.275cm" svg:width="9.761cm" svg:height="7.554cm">
          <chartooo:coordinate-region svg:x="2.058cm" svg:y="1.474cm" svg:width="9.034cm" svg:height="7.156cm"/>
          <chart:axis chart:dimension="x" chart:name="primary-x" chart:style-name="ch5"/>
          <chart:axis chart:dimension="y" chart:name="primary-y" chart:style-name="ch6">
            <chart:title svg:x="0.451cm" svg:y="5.466cm" chart:style-name="ch7">
              <text:p>Volts</text:p>
            </chart:title>
            <chart:grid chart:style-name="ch8" chart:class="major"/>
          </chart:axis>
          <chart:series chart:style-name="ch9" chart:values-cell-range-address="Chargers.B68:Chargers.B68" chart:label-cell-address="Chargers.A68:Chargers.A68" chart:class="chart:bar">
            <chart:data-point/>
          </chart:series>
          <chart:series chart:style-name="ch10" chart:values-cell-range-address="Chargers.B69:Chargers.B69" chart:label-cell-address="Chargers.A69:Chargers.A69" chart:class="chart:bar">
            <chart:data-point/>
          </chart:series>
          <chart:series chart:style-name="ch11" chart:values-cell-range-address="Chargers.B70:Chargers.B70" chart:label-cell-address="Chargers.A70:Chargers.A70" chart:class="chart:bar">
            <chart:data-point/>
          </chart:series>
          <chart:series chart:style-name="ch12" chart:values-cell-range-address="Chargers.B71:Chargers.B71" chart:label-cell-address="Chargers.A71:Chargers.A71" chart:class="chart:bar">
            <chart:data-point/>
          </chart:series>
          <chart:series chart:style-name="ch13" chart:values-cell-range-address="Chargers.B72:Chargers.B72" chart:label-cell-address="Chargers.A72:Chargers.A72" chart:class="chart:bar">
            <chart:data-point/>
          </chart:series>
          <chart:series chart:style-name="ch14" chart:values-cell-range-address="Chargers.B73:Chargers.B73" chart:label-cell-address="Chargers.A73:Chargers.A73" chart:class="chart:bar">
            <chart:data-point/>
          </chart:series>
          <chart:series chart:style-name="ch15" chart:values-cell-range-address="Chargers.B74:Chargers.B74" chart:label-cell-address="Chargers.A74:Chargers.A74" chart:class="chart:bar">
            <chart:data-point/>
          </chart:series>
          <chart:series chart:style-name="ch16" chart:values-cell-range-address="Chargers.B75:Chargers.B75" chart:label-cell-address="Chargers.A75:Chargers.A75" chart:class="chart:bar">
            <chart:data-point/>
          </chart:series>
          <chart:series chart:style-name="ch17" chart:values-cell-range-address="Chargers.B76:Chargers.B76" chart:label-cell-address="Chargers.A76:Chargers.A76" chart:class="chart:bar">
            <chart:data-point/>
          </chart:series>
          <chart:series chart:style-name="ch18" chart:values-cell-range-address="Chargers.B77:Chargers.B77" chart:label-cell-address="Chargers.A77:Chargers.A7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68:Chargers.A68</svg:desc>
                </draw:g>
              </table:table-cell>
              <table:table-cell office:value-type="float" office:value="5.4">
                <text:p>5.4</text:p>
                <draw:g>
                  <svg:desc>Chargers.B68:Chargers.B68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69:Chargers.A69</svg:desc>
                </draw:g>
              </table:table-cell>
              <table:table-cell office:value-type="float" office:value="5.33">
                <text:p>5.33</text:p>
                <draw:g>
                  <svg:desc>Chargers.B69:Chargers.B69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70:Chargers.A70</svg:desc>
                </draw:g>
              </table:table-cell>
              <table:table-cell office:value-type="float" office:value="5.28">
                <text:p>5.28</text:p>
                <draw:g>
                  <svg:desc>Chargers.B70:Chargers.B70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71:Chargers.A71</svg:desc>
                </draw:g>
              </table:table-cell>
              <table:table-cell office:value-type="float" office:value="5.26">
                <text:p>5.26</text:p>
                <draw:g>
                  <svg:desc>Chargers.B71:Chargers.B71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72:Chargers.A72</svg:desc>
                </draw:g>
              </table:table-cell>
              <table:table-cell office:value-type="float" office:value="5.2">
                <text:p>5.2</text:p>
                <draw:g>
                  <svg:desc>Chargers.B72:Chargers.B72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73:Chargers.A73</svg:desc>
                </draw:g>
              </table:table-cell>
              <table:table-cell office:value-type="float" office:value="5.15">
                <text:p>5.15</text:p>
                <draw:g>
                  <svg:desc>Chargers.B73:Chargers.B73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74:Chargers.A74</svg:desc>
                </draw:g>
              </table:table-cell>
              <table:table-cell office:value-type="float" office:value="5.14">
                <text:p>5.14</text:p>
                <draw:g>
                  <svg:desc>Chargers.B74:Chargers.B74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75:Chargers.A75</svg:desc>
                </draw:g>
              </table:table-cell>
              <table:table-cell office:value-type="float" office:value="5.13">
                <text:p>5.13</text:p>
                <draw:g>
                  <svg:desc>Chargers.B75:Chargers.B75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76:Chargers.A76</svg:desc>
                </draw:g>
              </table:table-cell>
              <table:table-cell office:value-type="float" office:value="5.09">
                <text:p>5.09</text:p>
                <draw:g>
                  <svg:desc>Chargers.B76:Chargers.B76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77:Chargers.A77</svg:desc>
                </draw:g>
              </table:table-cell>
              <table:table-cell office:value-type="float" office:value="NaN">
                <text:p>NaN</text:p>
                <draw:g>
                  <svg:desc>Chargers.B77:Chargers.B7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305cm" svg:y="0.315cm" chart:style-name="ch2">
          <text:p>2.5 Ampers load</text:p>
        </chart:title>
        <chart:legend chart:legend-position="end" svg:x="11.413cm" svg:y="1.957cm" style:legend-expansion="high" chart:style-name="ch3"/>
        <chart:plot-area chart:style-name="ch4" table:cell-range-address="Chargers.A110:Chargers.B119" chart:data-source-has-labels="column" svg:x="1.331cm" svg:y="1.273cm" svg:width="9.762cm" svg:height="7.543cm">
          <chartooo:coordinate-region svg:x="2.058cm" svg:y="1.472cm" svg:width="9.035cm" svg:height="7.145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110:Chargers.B110" chart:label-cell-address="Chargers.A110:Chargers.A110" chart:class="chart:bar">
            <chart:data-point/>
          </chart:series>
          <chart:series chart:style-name="ch10" chart:values-cell-range-address="Chargers.B111:Chargers.B111" chart:label-cell-address="Chargers.A111:Chargers.A111" chart:class="chart:bar">
            <chart:data-point/>
          </chart:series>
          <chart:series chart:style-name="ch11" chart:values-cell-range-address="Chargers.B112:Chargers.B112" chart:label-cell-address="Chargers.A112:Chargers.A112" chart:class="chart:bar">
            <chart:data-point/>
          </chart:series>
          <chart:series chart:style-name="ch12" chart:values-cell-range-address="Chargers.B113:Chargers.B113" chart:label-cell-address="Chargers.A113:Chargers.A113" chart:class="chart:bar">
            <chart:data-point/>
          </chart:series>
          <chart:series chart:style-name="ch13" chart:values-cell-range-address="Chargers.B114:Chargers.B114" chart:label-cell-address="Chargers.A114:Chargers.A114" chart:class="chart:bar">
            <chart:data-point/>
          </chart:series>
          <chart:series chart:style-name="ch14" chart:values-cell-range-address="Chargers.B115:Chargers.B115" chart:label-cell-address="Chargers.A115:Chargers.A115" chart:class="chart:bar">
            <chart:data-point/>
          </chart:series>
          <chart:series chart:style-name="ch15" chart:values-cell-range-address="Chargers.B116:Chargers.B116" chart:label-cell-address="Chargers.A116:Chargers.A116" chart:class="chart:bar">
            <chart:data-point/>
          </chart:series>
          <chart:series chart:style-name="ch16" chart:values-cell-range-address="Chargers.B117:Chargers.B117" chart:label-cell-address="Chargers.A117:Chargers.A117" chart:class="chart:bar">
            <chart:data-point/>
          </chart:series>
          <chart:series chart:style-name="ch17" chart:values-cell-range-address="Chargers.B118:Chargers.B118" chart:label-cell-address="Chargers.A118:Chargers.A118" chart:class="chart:bar">
            <chart:data-point/>
          </chart:series>
          <chart:series chart:style-name="ch18" chart:values-cell-range-address="Chargers.B119:Chargers.B119" chart:label-cell-address="Chargers.A119:Chargers.A1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110:Chargers.A110</svg:desc>
                </draw:g>
              </table:table-cell>
              <table:table-cell office:value-type="float" office:value="5.46">
                <text:p>5.46</text:p>
                <draw:g>
                  <svg:desc>Chargers.B110:Chargers.B110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11:Chargers.A111</svg:desc>
                </draw:g>
              </table:table-cell>
              <table:table-cell office:value-type="float" office:value="5.32">
                <text:p>5.32</text:p>
                <draw:g>
                  <svg:desc>Chargers.B111:Chargers.B111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12:Chargers.A112</svg:desc>
                </draw:g>
              </table:table-cell>
              <table:table-cell office:value-type="float" office:value="5.2">
                <text:p>5.2</text:p>
                <draw:g>
                  <svg:desc>Chargers.B112:Chargers.B112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13:Chargers.A113</svg:desc>
                </draw:g>
              </table:table-cell>
              <table:table-cell office:value-type="float" office:value="5.13">
                <text:p>5.13</text:p>
                <draw:g>
                  <svg:desc>Chargers.B113:Chargers.B113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14:Chargers.A114</svg:desc>
                </draw:g>
              </table:table-cell>
              <table:table-cell office:value-type="float" office:value="5.12">
                <text:p>5.12</text:p>
                <draw:g>
                  <svg:desc>Chargers.B114:Chargers.B114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15:Chargers.A115</svg:desc>
                </draw:g>
              </table:table-cell>
              <table:table-cell office:value-type="float" office:value="5.06">
                <text:p>5.06</text:p>
                <draw:g>
                  <svg:desc>Chargers.B115:Chargers.B115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16:Chargers.A116</svg:desc>
                </draw:g>
              </table:table-cell>
              <table:table-cell office:value-type="float" office:value="5">
                <text:p>5</text:p>
                <draw:g>
                  <svg:desc>Chargers.B116:Chargers.B116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17:Chargers.A117</svg:desc>
                </draw:g>
              </table:table-cell>
              <table:table-cell office:value-type="float" office:value="NaN">
                <text:p>NaN</text:p>
                <draw:g>
                  <svg:desc>Chargers.B117:Chargers.B117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18:Chargers.A118</svg:desc>
                </draw:g>
              </table:table-cell>
              <table:table-cell office:value-type="float" office:value="NaN">
                <text:p>NaN</text:p>
                <draw:g>
                  <svg:desc>Chargers.B118:Chargers.B118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19:Chargers.A119</svg:desc>
                </draw:g>
              </table:table-cell>
              <table:table-cell office:value-type="float" office:value="NaN">
                <text:p>NaN</text:p>
                <draw:g>
                  <svg:desc>Chargers.B119:Chargers.B119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title svg:x="6.489cm" svg:y="0.315cm" chart:style-name="ch2">
          <text:p>3 Ampers load</text:p>
        </chart:title>
        <chart:legend chart:legend-position="end" svg:x="11.412cm" svg:y="1.957cm" style:legend-expansion="high" chart:style-name="ch3"/>
        <chart:plot-area chart:style-name="ch4" table:cell-range-address="Chargers.A130:Chargers.B139" chart:data-source-has-labels="column" svg:x="1.331cm" svg:y="1.273cm" svg:width="9.761cm" svg:height="7.542cm">
          <chartooo:coordinate-region svg:x="2.058cm" svg:y="1.473cm" svg:width="9.034cm" svg:height="7.144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130:Chargers.B130" chart:label-cell-address="Chargers.A130:Chargers.A130" chart:class="chart:bar">
            <chart:data-point/>
          </chart:series>
          <chart:series chart:style-name="ch10" chart:values-cell-range-address="Chargers.B131:Chargers.B131" chart:label-cell-address="Chargers.A131:Chargers.A131" chart:class="chart:bar">
            <chart:data-point/>
          </chart:series>
          <chart:series chart:style-name="ch11" chart:values-cell-range-address="Chargers.B132:Chargers.B132" chart:label-cell-address="Chargers.A132:Chargers.A132" chart:class="chart:bar">
            <chart:data-point/>
          </chart:series>
          <chart:series chart:style-name="ch12" chart:values-cell-range-address="Chargers.B133:Chargers.B133" chart:label-cell-address="Chargers.A133:Chargers.A133" chart:class="chart:bar">
            <chart:data-point/>
          </chart:series>
          <chart:series chart:style-name="ch13" chart:values-cell-range-address="Chargers.B134:Chargers.B134" chart:label-cell-address="Chargers.A134:Chargers.A134" chart:class="chart:bar">
            <chart:data-point/>
          </chart:series>
          <chart:series chart:style-name="ch14" chart:values-cell-range-address="Chargers.B135:Chargers.B135" chart:label-cell-address="Chargers.A135:Chargers.A135" chart:class="chart:bar">
            <chart:data-point/>
          </chart:series>
          <chart:series chart:style-name="ch15" chart:values-cell-range-address="Chargers.B136:Chargers.B136" chart:label-cell-address="Chargers.A136:Chargers.A136" chart:class="chart:bar">
            <chart:data-point/>
          </chart:series>
          <chart:series chart:style-name="ch16" chart:values-cell-range-address="Chargers.B137:Chargers.B137" chart:label-cell-address="Chargers.A137:Chargers.A137" chart:class="chart:bar">
            <chart:data-point/>
          </chart:series>
          <chart:series chart:style-name="ch17" chart:values-cell-range-address="Chargers.B138:Chargers.B138" chart:label-cell-address="Chargers.A138:Chargers.A138" chart:class="chart:bar">
            <chart:data-point/>
          </chart:series>
          <chart:series chart:style-name="ch18" chart:values-cell-range-address="Chargers.B139:Chargers.B139" chart:label-cell-address="Chargers.A139:Chargers.A13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litzwulf BW-S6 QC port</text:p>
                <draw:g>
                  <svg:desc>Chargers.A130:Chargers.A130</svg:desc>
                </draw:g>
              </table:table-cell>
              <table:table-cell office:value-type="float" office:value="5.23">
                <text:p>5.23</text:p>
                <draw:g>
                  <svg:desc>Chargers.B130:Chargers.B130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31:Chargers.A131</svg:desc>
                </draw:g>
              </table:table-cell>
              <table:table-cell office:value-type="float" office:value="5.1">
                <text:p>5.1</text:p>
                <draw:g>
                  <svg:desc>Chargers.B131:Chargers.B131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32:Chargers.A132</svg:desc>
                </draw:g>
              </table:table-cell>
              <table:table-cell office:value-type="float" office:value="5.1">
                <text:p>5.1</text:p>
                <draw:g>
                  <svg:desc>Chargers.B132:Chargers.B132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33:Chargers.A133</svg:desc>
                </draw:g>
              </table:table-cell>
              <table:table-cell office:value-type="float" office:value="4.93">
                <text:p>4.93</text:p>
                <draw:g>
                  <svg:desc>Chargers.B133:Chargers.B133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34:Chargers.A134</svg:desc>
                </draw:g>
              </table:table-cell>
              <table:table-cell office:value-type="float" office:value="NaN">
                <text:p>NaN</text:p>
                <draw:g>
                  <svg:desc>Chargers.B134:Chargers.B134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35:Chargers.A135</svg:desc>
                </draw:g>
              </table:table-cell>
              <table:table-cell office:value-type="float" office:value="NaN">
                <text:p>NaN</text:p>
                <draw:g>
                  <svg:desc>Chargers.B135:Chargers.B135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36:Chargers.A136</svg:desc>
                </draw:g>
              </table:table-cell>
              <table:table-cell office:value-type="float" office:value="NaN">
                <text:p>NaN</text:p>
                <draw:g>
                  <svg:desc>Chargers.B136:Chargers.B136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37:Chargers.A137</svg:desc>
                </draw:g>
              </table:table-cell>
              <table:table-cell office:value-type="float" office:value="NaN">
                <text:p>NaN</text:p>
                <draw:g>
                  <svg:desc>Chargers.B137:Chargers.B137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38:Chargers.A138</svg:desc>
                </draw:g>
              </table:table-cell>
              <table:table-cell office:value-type="float" office:value="NaN">
                <text:p>NaN</text:p>
                <draw:g>
                  <svg:desc>Chargers.B138:Chargers.B138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39:Chargers.A139</svg:desc>
                </draw:g>
              </table:table-cell>
              <table:table-cell office:value-type="float" office:value="NaN">
                <text:p>NaN</text:p>
                <draw:g>
                  <svg:desc>Chargers.B139:Chargers.B139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